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5]-[.F15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5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4.33052641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4.3325750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0-01T10:56:34.713814086</dc:date>
    <dc:language>pt-PT</dc:language>
    <meta:editing-cycles>436</meta:editing-cycles>
    <meta:editing-duration>PT12H54M3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